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319561" calcext:value-type="float">
            <text:p>-3.32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073614" calcext:value-type="float">
            <text:p>-3.07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66585" calcext:value-type="float">
            <text:p>-4.67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801682" calcext:value-type="float">
            <text:p>-2.8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.02743" calcext:value-type="float">
            <text:p>-5.03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68292" calcext:value-type="float">
            <text:p>-3.68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115125" calcext:value-type="float">
            <text:p>-3.12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290364" calcext:value-type="float">
            <text:p>-4.29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.915759" calcext:value-type="float">
            <text:p>-4.92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.27615" calcext:value-type="float">
            <text:p>-6.28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.185797" calcext:value-type="float">
            <text:p>-4.19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21798" calcext:value-type="float">
            <text:p>-3.92E+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.766539" calcext:value-type="float">
            <text:p>-5.77E+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7.375058" calcext:value-type="float">
            <text:p>-7.38E+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507331" calcext:value-type="float">
            <text:p>-8.51E+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.456704" calcext:value-type="float">
            <text:p>-9.46E+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.43885" calcext:value-type="float">
            <text:p>-1.04E+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.297" calcext:value-type="float">
            <text:p>-1.13E+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.03938" calcext:value-type="float">
            <text:p>-1.20E+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.67612" calcext:value-type="float">
            <text:p>-1.27E+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3.18102" calcext:value-type="float">
            <text:p>-1.32E+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3.72267" calcext:value-type="float">
            <text:p>-1.37E+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4.14647" calcext:value-type="float">
            <text:p>-1.41E+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4.53027" calcext:value-type="float">
            <text:p>-1.45E+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.97795" calcext:value-type="float">
            <text:p>-1.50E+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.39492" calcext:value-type="float">
            <text:p>-1.54E+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.77786" calcext:value-type="float">
            <text:p>-1.58E+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6.00083" calcext:value-type="float">
            <text:p>-1.60E+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.33595" calcext:value-type="float">
            <text:p>-1.63E+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.66095" calcext:value-type="float">
            <text:p>-1.67E+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.94573" calcext:value-type="float">
            <text:p>-1.69E+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7.10352" calcext:value-type="float">
            <text:p>-1.71E+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7.3191" calcext:value-type="float">
            <text:p>-1.73E+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7.5771" calcext:value-type="float">
            <text:p>-1.76E+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7.90292" calcext:value-type="float">
            <text:p>-1.79E+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8.1315" calcext:value-type="float">
            <text:p>-1.81E+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8.05705" calcext:value-type="float">
            <text:p>-1.81E+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8.4545" calcext:value-type="float">
            <text:p>-1.85E+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8.4467" calcext:value-type="float">
            <text:p>-1.84E+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.80599" calcext:value-type="float">
            <text:p>-1.88E+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8.86747" calcext:value-type="float">
            <text:p>-1.89E+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.14872" calcext:value-type="float">
            <text:p>-1.91E+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9.12044" calcext:value-type="float">
            <text:p>-1.91E+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9.36051" calcext:value-type="float">
            <text:p>-1.94E+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9.41274" calcext:value-type="float">
            <text:p>-1.94E+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9.62891" calcext:value-type="float">
            <text:p>-1.96E+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9.81993" calcext:value-type="float">
            <text:p>-1.98E+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9.9208" calcext:value-type="float">
            <text:p>-1.99E+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9.95973" calcext:value-type="float">
            <text:p>-2.00E+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0.21876" calcext:value-type="float">
            <text:p>-2.02E+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0.19398" calcext:value-type="float">
            <text:p>-2.02E+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0.4021" calcext:value-type="float">
            <text:p>-2.04E+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0.44666" calcext:value-type="float">
            <text:p>-2.04E+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0.51569" calcext:value-type="float">
            <text:p>-2.05E+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0.70578" calcext:value-type="float">
            <text:p>-2.07E+0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0.59303" calcext:value-type="float">
            <text:p>-2.06E+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0.82054" calcext:value-type="float">
            <text:p>-2.08E+0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20.97548" calcext:value-type="float">
            <text:p>-2.10E+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20.87393" calcext:value-type="float">
            <text:p>-2.09E+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21.25478" calcext:value-type="float">
            <text:p>-2.13E+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21.02503" calcext:value-type="float">
            <text:p>-2.10E+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21.34944" calcext:value-type="float">
            <text:p>-2.13E+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21.38086" calcext:value-type="float">
            <text:p>-2.14E+0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21.48204" calcext:value-type="float">
            <text:p>-2.15E+0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21.59629" calcext:value-type="float">
            <text:p>-2.16E+0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21.71169" calcext:value-type="float">
            <text:p>-2.17E+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21.65381" calcext:value-type="float">
            <text:p>-2.17E+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1.80041" calcext:value-type="float">
            <text:p>-2.18E+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1.95767" calcext:value-type="float">
            <text:p>-2.20E+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1.88759" calcext:value-type="float">
            <text:p>-2.19E+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1.97836" calcext:value-type="float">
            <text:p>-2.20E+0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2.168" calcext:value-type="float">
            <text:p>-2.22E+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22.12688" calcext:value-type="float">
            <text:p>-2.21E+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22.21591" calcext:value-type="float">
            <text:p>-2.22E+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22.1864" calcext:value-type="float">
            <text:p>-2.22E+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22.30126" calcext:value-type="float">
            <text:p>-2.23E+0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22.36464" calcext:value-type="float">
            <text:p>-2.24E+0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22.40942" calcext:value-type="float">
            <text:p>-2.24E+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22.45576" calcext:value-type="float">
            <text:p>-2.25E+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22.64706" calcext:value-type="float">
            <text:p>-2.26E+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22.56194" calcext:value-type="float">
            <text:p>-2.26E+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22.67408" calcext:value-type="float">
            <text:p>-2.27E+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22.78094" calcext:value-type="float">
            <text:p>-2.28E+0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22.78094" calcext:value-type="float">
            <text:p>-2.28E+0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22.8845" calcext:value-type="float">
            <text:p>-2.29E+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22.8224" calcext:value-type="float">
            <text:p>-2.28E+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23.02562" calcext:value-type="float">
            <text:p>-2.30E+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23.0084" calcext:value-type="float">
            <text:p>-2.30E+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23.02708" calcext:value-type="float">
            <text:p>-2.30E+0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23.1698" calcext:value-type="float">
            <text:p>-2.32E+0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23.08896" calcext:value-type="float">
            <text:p>-2.31E+0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23.15408" calcext:value-type="float">
            <text:p>-2.32E+0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23.30401" calcext:value-type="float">
            <text:p>-2.33E+0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23.30528" calcext:value-type="float">
            <text:p>-2.33E+0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23.36205" calcext:value-type="float">
            <text:p>-2.34E+0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23.22335" calcext:value-type="float">
            <text:p>-2.32E+0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23.45814" calcext:value-type="float">
            <text:p>-2.35E+0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23.50792" calcext:value-type="float">
            <text:p>-2.35E+0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23.3486" calcext:value-type="float">
            <text:p>-2.33E+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23.59123" calcext:value-type="float">
            <text:p>-2.36E+0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23.66476" calcext:value-type="float">
            <text:p>-2.37E+0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23.5531" calcext:value-type="float">
            <text:p>-2.36E+0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23.62346" calcext:value-type="float">
            <text:p>-2.36E+0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23.483" calcext:value-type="float">
            <text:p>-2.35E+0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23.53774" calcext:value-type="float">
            <text:p>-2.35E+0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23.52816" calcext:value-type="float">
            <text:p>-2.35E+0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23.50695" calcext:value-type="float">
            <text:p>-2.35E+0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23.5532" calcext:value-type="float">
            <text:p>-2.36E+0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23.64691" calcext:value-type="float">
            <text:p>-2.36E+0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23.5301" calcext:value-type="float">
            <text:p>-2.35E+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23.69671" calcext:value-type="float">
            <text:p>-2.37E+0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23.58063" calcext:value-type="float">
            <text:p>-2.36E+0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23.62526" calcext:value-type="float">
            <text:p>-2.36E+0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23.51885" calcext:value-type="float">
            <text:p>-2.35E+0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23.56701" calcext:value-type="float">
            <text:p>-2.36E+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23.61981" calcext:value-type="float">
            <text:p>-2.36E+0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23.68889" calcext:value-type="float">
            <text:p>-2.37E+0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23.67581" calcext:value-type="float">
            <text:p>-2.37E+0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23.79041" calcext:value-type="float">
            <text:p>-2.38E+0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23.69318" calcext:value-type="float">
            <text:p>-2.37E+0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23.72686" calcext:value-type="float">
            <text:p>-2.37E+0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23.63285" calcext:value-type="float">
            <text:p>-2.36E+0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23.81524" calcext:value-type="float">
            <text:p>-2.38E+0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23.84617" calcext:value-type="float">
            <text:p>-2.38E+0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24.04468" calcext:value-type="float">
            <text:p>-2.40E+0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23.87646" calcext:value-type="float">
            <text:p>-2.39E+0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23.94204" calcext:value-type="float">
            <text:p>-2.39E+0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23.85629" calcext:value-type="float">
            <text:p>-2.39E+0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23.81818" calcext:value-type="float">
            <text:p>-2.38E+0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23.88298" calcext:value-type="float">
            <text:p>-2.39E+0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24.09476" calcext:value-type="float">
            <text:p>-2.41E+0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24.07903" calcext:value-type="float">
            <text:p>-2.41E+0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24.03462" calcext:value-type="float">
            <text:p>-2.40E+0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24.04831" calcext:value-type="float">
            <text:p>-2.40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9:04.077737840</meta:creation-date>
    <dc:date>2017-05-30T17:29:45.659033589</dc:date>
    <meta:editing-duration>PT41S</meta:editing-duration>
    <meta:editing-cycles>3</meta:editing-cycles>
    <meta:generator>LibreOffice/5.3.1.2$Linux_X86_64 LibreOffice_project/30m0$Build-2</meta:generator>
    <meta:document-statistic meta:table-count="1" meta:cell-count="268" meta:object-count="0"/>
  </office:meta>
</office:document-meta>
</file>